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ódulo de vendas (PRIORIDADE!):</text:span></text:p>
      <text:list xml:id="list4947915602018042006" text:style-name="WWNum2">
        <text:list-item>
          <text:p text:style-name="P3">Login: </text:p>
          <text:list>
            <text:list-item>
              <text:p text:style-name="P5">Wireframe</text:p>
            </text:list-item>
            <text:list-item>
              <text:p text:style-name="P5">Diagrama de caso de uso</text:p>
            </text:list-item>
            <text:list-item>
              <text:p text:style-name="P5">Diagrama de classes</text:p>
            </text:list-item>
            <text:list-item>
              <text:p text:style-name="P5">Modelo do banco</text:p>
            </text:list-item>
            <text:list-item>
              <text:p text:style-name="P5">Back-end</text:p>
            </text:list-item>
            <text:list-item>
              <text:p text:style-name="P5">Front-end</text:p>
            </text:list-item>
          </text:list>
        </text:list-item>
        <text:list-item>
          <text:p text:style-name="P3">Cadastro de clientes:</text:p>
          <text:list>
            <text:list-item>
              <text:p text:style-name="P5">Wireframe</text:p>
            </text:list-item>
            <text:list-item>
              <text:p text:style-name="P5">Diagrama de caso de uso</text:p>
            </text:list-item>
            <text:list-item>
              <text:p text:style-name="P5">Diagrama de classes</text:p>
            </text:list-item>
            <text:list-item>
              <text:p text:style-name="P5">Modelo do banco</text:p>
            </text:list-item>
            <text:list-item>
              <text:p text:style-name="P5">Opção para clientes que podem comprar fiado</text:p>
            </text:list-item>
          </text:list>
        </text:list-item>
        <text:list-item>
          <text:p text:style-name="P3">Cadastro de funcionários:</text:p>
          <text:list>
            <text:list-item>
              <text:p text:style-name="P5">Wireframe</text:p>
            </text:list-item>
            <text:list-item>
              <text:p text:style-name="P5">Diagrama de caso de uso</text:p>
            </text:list-item>
            <text:list-item>
              <text:p text:style-name="P5">Diagrama de classes</text:p>
            </text:list-item>
            <text:list-item>
              <text:p text:style-name="P5">Modelo do banco</text:p>
            </text:list-item>
          </text:list>
        </text:list-item>
        <text:list-item>
          <text:p text:style-name="P3">Fluxo de caixa:</text:p>
          <text:list>
            <text:list-item>
              <text:p text:style-name="P5">Wireframe</text:p>
            </text:list-item>
            <text:list-item>
              <text:p text:style-name="P5">Diagrama de caso de uso</text:p>
            </text:list-item>
            <text:list-item>
              <text:p text:style-name="P5">Diagrama de classes</text:p>
            </text:list-item>
            <text:list-item>
              <text:p text:style-name="P5">Modelo do banco</text:p>
            </text:list-item>
            <text:list-item>
              <text:p text:style-name="P5">Ver entradas e saídas do dia</text:p>
            </text:list-item>
            <text:list-item>
              <text:p text:style-name="P5"><text:soft-page-break/>Ver entradas e saídas da semana</text:p>
            </text:list-item>
            <text:list-item>
              <text:p text:style-name="P5">Ver entradas e saídas do mês</text:p>
            </text:list-item>
            <text:list-item>
              <text:p text:style-name="P5">Filtrar pesquisa por data ou palavra chave</text:p>
            </text:list-item>
            <text:list-item>
              <text:p text:style-name="P5">Adicionar movimentação (se entrada ou saída)</text:p>
            </text:list-item>
          </text:list>
        </text:list-item>
        <text:list-item>
          <text:p text:style-name="P3">Identificação das mesas e clientes:</text:p>
          <text:list>
            <text:list-item>
              <text:p text:style-name="P5">Wireframe</text:p>
            </text:list-item>
            <text:list-item>
              <text:p text:style-name="P5">Diagrama de caso de uso</text:p>
            </text:list-item>
            <text:list-item>
              <text:p text:style-name="P5">Diagrama de classes</text:p>
            </text:list-item>
            <text:list-item>
              <text:p text:style-name="P5">Modelo do banco</text:p>
            </text:list-item>
          </text:list>
        </text:list-item>
      </text:list>
      <text:list xml:id="list7321969194342355710" text:style-name="WWNum1">
        <text:list-item>
          <text:p text:style-name="P4">Venda:</text:p>
          <text:list>
            <text:list-item>
              <text:p text:style-name="P6">Para cliente não cadastrado</text:p>
            </text:list-item>
            <text:list-item>
              <text:p text:style-name="P6">Para cliente cadastrado</text:p>
            </text:list-item>
            <text:list-item>
              <text:p text:style-name="P6">Opção de ganhar brinde ao ter uma quantidade de comprar efetuadas</text:p>
            </text:list-item>
            <text:list-item>
              <text:p text:style-name="P6">Opção para clientes fiados</text:p>
            </text:list-item>
            <text:list-item>
              <text:p text:style-name="P6">Opção de parcelamento</text:p>
            </text:list-item>
          </text:list>
        </text:list-item>
      </text:list>
      <text:p text:style-name="P1"/>
      <text:p text:style-name="P1"><text:span text:style-name="T1">Modulo do controle de stock (SECUNDÁRIO!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190" meta:character-count="945" meta:non-whitespace-character-count="834"/>
    <meta:generator>LibreOfficeDev/5.1.0.3$Linux_X86_64 LibreOffice_project/</meta:generator>
  </office:meta>
</office:document-meta>
</file>